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shapes>
          <draw:frame draw:z-index="0" draw:style-name="gr1" draw:text-style-name="P1" svg:width="219.15pt" svg:height="151.71pt" svg:x="4.65pt" svg:y="117.47pt">
            <draw:object draw:notify-on-update-of-ranges="Sheet1.B1:Sheet1.D1 Sheet1.A6:Sheet1.A6 Sheet1.B6:Sheet1.D6 Sheet1.B7:Sheet1.D7 Sheet1.B7:Sheet1.D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9.15pt" svg:height="151.71pt" svg:x="227.74pt" svg:y="117.44pt">
            <draw:object draw:notify-on-update-of-ranges="Sheet1.B1:Sheet1.D1 Sheet1.A6:Sheet1.A6 Sheet1.B6:Sheet1.D6 Sheet1.B8:Sheet1.D8 Sheet1.B8:Sheet1.D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19.15pt" svg:height="151.71pt" svg:x="450.37pt" svg:y="118.57pt">
            <draw:object draw:notify-on-update-of-ranges="Sheet1.B1:Sheet1.D1 Sheet1.A6:Sheet1.A6 Sheet1.B6:Sheet1.D6 Sheet1.B9:Sheet1.D9 Sheet1.B9:Sheet1.D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/>
          <table:table-cell table:style-name="ce3" office:value-type="string" calcext:value-type="string">
            <text:p>V-mixer 1</text:p>
          </table:table-cell>
          <table:table-cell table:style-name="ce3" office:value-type="string" calcext:value-type="string">
            <text:p>V-mixer 2</text:p>
          </table:table-cell>
          <table:table-cell table:style-name="ce3" office:value-type="string" calcext:value-type="string">
            <text:p>V-mixer 3</text:p>
          </table:table-cell>
          <table:table-cell table:number-columns-repeated="1020"/>
        </table:table-row>
        <table:table-row table:style-name="ro1">
          <table:table-cell/>
          <table:table-cell table:number-columns-repeated="2" table:style-name="ce3" office:value-type="float" office:value="50" calcext:value-type="float">
            <text:p>50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55" calcext:value-type="float">
            <text:p>55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/>
          <table:table-cell table:number-columns-repeated="2" table:style-name="ce3" office:value-type="float" office:value="60" calcext:value-type="float">
            <text:p>60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55" calcext:value-type="float">
            <text:p>55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</text:p>
          </table:table-cell>
          <table:table-cell table:style-name="ce3" table:formula="of:=AVERAGE([.B2:.B5])" office:value-type="float" office:value="55" calcext:value-type="float">
            <text:p>55</text:p>
          </table:table-cell>
          <table:table-cell table:style-name="ce3" table:formula="of:=AVERAGE([.C2:.C5])" office:value-type="float" office:value="54" calcext:value-type="float">
            <text:p>54</text:p>
          </table:table-cell>
          <table:table-cell table:style-name="ce3" table:formula="of:=AVERAGE([.D2:.D5])" office:value-type="float" office:value="54.75" calcext:value-type="float">
            <text:p>54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d Dev</text:p>
          </table:table-cell>
          <table:table-cell table:formula="of:=STDEV([.B2:.B5])" office:value-type="float" office:value="4.08248290463863" calcext:value-type="float">
            <text:p>4.08248290463863</text:p>
          </table:table-cell>
          <table:table-cell table:formula="of:=STDEV([.C2:.C5])" office:value-type="float" office:value="5.35412613473634" calcext:value-type="float">
            <text:p>5.35412613473634</text:p>
          </table:table-cell>
          <table:table-cell table:formula="of:=STDEV([.D2:.D5])" office:value-type="float" office:value="2.62995563967658" calcext:value-type="float">
            <text:p>2.629955639676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d Err</text:p>
          </table:table-cell>
          <table:table-cell table:formula="of:=[.B7]/2" office:value-type="float" office:value="2.04124145231932" calcext:value-type="float">
            <text:p>2.04124145231932</text:p>
          </table:table-cell>
          <table:table-cell table:formula="of:=[.C7]/2" office:value-type="float" office:value="2.67706306736817" calcext:value-type="float">
            <text:p>2.67706306736817</text:p>
          </table:table-cell>
          <table:table-cell table:formula="of:=[.D7]/2" office:value-type="float" office:value="1.31497781983829" calcext:value-type="float">
            <text:p>1.3149778198382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95% CI</text:p>
          </table:table-cell>
          <table:table-cell table:formula="of:=1.96*[.B8]/2" office:value-type="float" office:value="2.00041662327293" calcext:value-type="float">
            <text:p>2.00041662327293</text:p>
          </table:table-cell>
          <table:table-cell table:formula="of:=1.96*[.C8]/2" office:value-type="float" office:value="2.6235218060208" calcext:value-type="float">
            <text:p>2.6235218060208</text:p>
          </table:table-cell>
          <table:table-cell table:formula="of:=1.96*[.D8]/2" office:value-type="float" office:value="1.28867826344153" calcext:value-type="float">
            <text:p>1.28867826344153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6:40:26.801450755</meta:creation-date>
    <dc:date>2018-04-03T17:08:17.617772659</dc:date>
    <meta:editing-duration>PT6M30S</meta:editing-duration>
    <meta:editing-cycles>1</meta:editing-cycles>
    <meta:document-statistic meta:table-count="1" meta:cell-count="31" meta:object-count="3"/>
    <meta:generator>LibreOffice/6.0.2.1.0$Linux_X86_64 LibreOffice_project/0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series-source="rows" chart:right-angled-axes="true" chart:error-category="cell-range" chart:error-upper-range="Sheet1.B7:Sheet1.D7" chart:error-lower-range="Sheet1.B7:Sheet1.D7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6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Sheet1.B7:Sheet1.D7" chart:error-lower-range="Sheet1.B7:Sheet1.D7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1.B7:Sheet1.D7" chart:error-lower-range="Sheet1.B7:Sheet1.D7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732cm" svg:height="5.353cm" xlink:href=".." xlink:type="simple" chart:class="chart:bar" chart:style-name="ch1">
        <chart:title svg:x="1.626cm" svg:y="0.243cm" chart:style-name="ch2">
          <text:p>V-mixers with std dev</text:p>
        </chart:title>
        <chart:plot-area chart:style-name="ch3" table:cell-range-address="Sheet1.B1:Sheet1.D1 Sheet1.A6:Sheet1.D6" chart:data-source-has-labels="both" svg:x="0.526cm" svg:y="0.702cm" svg:width="5.424cm" svg:height="4.206cm">
          <chartooo:coordinate-region svg:x="1.147cm" svg:y="0.901cm" svg:width="4.803cm" svg:height="3.36cm"/>
          <chart:axis chart:dimension="x" chart:name="primary-x" chart:style-name="ch4" chartooo:axis-type="auto">
            <chartooo:date-scale/>
            <chart:categories table:cell-range-address="Sheet1.B1:Sheet1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6:Sheet1.D6" chart:label-cell-address="Sheet1.A6:Sheet1.A6" chart:class="chart:bar">
            <chart:error-indicator chart:style-name="ch8" chart:dimension="y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-mixer 1</text:p>
                <draw:g>
                  <svg:desc>Sheet1.B1:Sheet1.D1</svg:desc>
                </draw:g>
              </table:table-cell>
              <table:table-cell office:value-type="string">
                <text:p>V-mixer 2</text:p>
              </table:table-cell>
              <table:table-cell office:value-type="string">
                <text:p>V-mixer 3</text:p>
              </table:table-cell>
            </table:table-row>
          </table:table-header-rows>
          <table:table-rows>
            <table:table-row>
              <table:table-cell office:value-type="string">
                <text:p>Mean</text:p>
                <draw:g>
                  <svg:desc>Sheet1.A6:Sheet1.A6</svg:desc>
                </draw:g>
              </table:table-cell>
              <table:table-cell office:value-type="float" office:value="55">
                <text:p>55</text:p>
                <draw:g>
                  <svg:desc>Sheet1.B6:Sheet1.D6</svg:desc>
                </draw:g>
              </table:table-cell>
              <table:table-cell office:value-type="float" office:value="54">
                <text:p>54</text:p>
              </table:table-cell>
              <table:table-cell office:value-type="float" office:value="54.75">
                <text:p>54.75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4.08248290463863">
                <text:p>4.08248290463863</text:p>
                <draw:g>
                  <svg:desc>Sheet1.B7:Sheet1.D7</svg:desc>
                </draw:g>
              </table:table-cell>
              <table:table-cell office:value-type="float" office:value="5.35412613473634">
                <text:p>5.35412613473634</text:p>
              </table:table-cell>
              <table:table-cell office:value-type="float" office:value="2.62995563967658">
                <text:p>2.62995563967658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4.08248290463863">
                <text:p>4.08248290463863</text:p>
                <draw:g>
                  <svg:desc>Sheet1.B7:Sheet1.D7</svg:desc>
                </draw:g>
              </table:table-cell>
              <table:table-cell office:value-type="float" office:value="5.35412613473634">
                <text:p>5.35412613473634</text:p>
              </table:table-cell>
              <table:table-cell office:value-type="float" office:value="2.62995563967658">
                <text:p>2.629955639676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series-source="rows" chart:right-angled-axes="true" chart:error-category="cell-range" chart:error-upper-range="Sheet1.B8:Sheet1.D8" chart:error-lower-range="Sheet1.B8:Sheet1.D8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6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Sheet1.B8:Sheet1.D8" chart:error-lower-range="Sheet1.B8:Sheet1.D8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1.B8:Sheet1.D8" chart:error-lower-range="Sheet1.B8:Sheet1.D8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732cm" svg:height="5.353cm" xlink:href=".." xlink:type="simple" chart:class="chart:bar" chart:style-name="ch1">
        <chart:title svg:x="1.706cm" svg:y="0.243cm" chart:style-name="ch2">
          <text:p>V-mixers with std err</text:p>
        </chart:title>
        <chart:plot-area chart:style-name="ch3" table:cell-range-address="Sheet1.B1:Sheet1.D1 Sheet1.A6:Sheet1.D6" chart:data-source-has-labels="both" svg:x="0.526cm" svg:y="0.702cm" svg:width="5.424cm" svg:height="4.206cm">
          <chartooo:coordinate-region svg:x="1.147cm" svg:y="0.901cm" svg:width="4.803cm" svg:height="3.36cm"/>
          <chart:axis chart:dimension="x" chart:name="primary-x" chart:style-name="ch4" chartooo:axis-type="auto">
            <chartooo:date-scale/>
            <chart:categories table:cell-range-address="Sheet1.B1:Sheet1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6:Sheet1.D6" chart:label-cell-address="Sheet1.A6:Sheet1.A6" chart:class="chart:bar">
            <chart:error-indicator chart:style-name="ch8" chart:dimension="y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-mixer 1</text:p>
                <draw:g>
                  <svg:desc>Sheet1.B1:Sheet1.D1</svg:desc>
                </draw:g>
              </table:table-cell>
              <table:table-cell office:value-type="string">
                <text:p>V-mixer 2</text:p>
              </table:table-cell>
              <table:table-cell office:value-type="string">
                <text:p>V-mixer 3</text:p>
              </table:table-cell>
            </table:table-row>
          </table:table-header-rows>
          <table:table-rows>
            <table:table-row>
              <table:table-cell office:value-type="string">
                <text:p>Mean</text:p>
                <draw:g>
                  <svg:desc>Sheet1.A6:Sheet1.A6</svg:desc>
                </draw:g>
              </table:table-cell>
              <table:table-cell office:value-type="float" office:value="55">
                <text:p>55</text:p>
                <draw:g>
                  <svg:desc>Sheet1.B6:Sheet1.D6</svg:desc>
                </draw:g>
              </table:table-cell>
              <table:table-cell office:value-type="float" office:value="54">
                <text:p>54</text:p>
              </table:table-cell>
              <table:table-cell office:value-type="float" office:value="54.75">
                <text:p>54.75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2.04124145231932">
                <text:p>2.04124145231932</text:p>
                <draw:g>
                  <svg:desc>Sheet1.B8:Sheet1.D8</svg:desc>
                </draw:g>
              </table:table-cell>
              <table:table-cell office:value-type="float" office:value="2.67706306736817">
                <text:p>2.67706306736817</text:p>
              </table:table-cell>
              <table:table-cell office:value-type="float" office:value="1.31497781983829">
                <text:p>1.31497781983829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2.04124145231932">
                <text:p>2.04124145231932</text:p>
                <draw:g>
                  <svg:desc>Sheet1.B8:Sheet1.D8</svg:desc>
                </draw:g>
              </table:table-cell>
              <table:table-cell office:value-type="float" office:value="2.67706306736817">
                <text:p>2.67706306736817</text:p>
              </table:table-cell>
              <table:table-cell office:value-type="float" office:value="1.31497781983829">
                <text:p>1.314977819838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series-source="rows" chart:right-angled-axes="true" chart:error-category="cell-range" chart:error-upper-range="Sheet1.B9:Sheet1.D9" chart:error-lower-range="Sheet1.B9:Sheet1.D9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6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Sheet1.B9:Sheet1.D9" chart:error-lower-range="Sheet1.B9:Sheet1.D9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1.B9:Sheet1.D9" chart:error-lower-range="Sheet1.B9:Sheet1.D9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732cm" svg:height="5.353cm" xlink:href=".." xlink:type="simple" chart:class="chart:bar" chart:style-name="ch1">
        <chart:title svg:x="1.626cm" svg:y="0.243cm" chart:style-name="ch2">
          <text:p>V-mixers with 95% CI</text:p>
        </chart:title>
        <chart:plot-area chart:style-name="ch3" table:cell-range-address="Sheet1.B1:Sheet1.D1 Sheet1.A6:Sheet1.D6" chart:data-source-has-labels="both" svg:x="0.526cm" svg:y="0.702cm" svg:width="5.424cm" svg:height="4.206cm">
          <chartooo:coordinate-region svg:x="1.147cm" svg:y="0.901cm" svg:width="4.803cm" svg:height="3.36cm"/>
          <chart:axis chart:dimension="x" chart:name="primary-x" chart:style-name="ch4" chartooo:axis-type="auto">
            <chartooo:date-scale/>
            <chart:categories table:cell-range-address="Sheet1.B1:Sheet1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6:Sheet1.D6" chart:label-cell-address="Sheet1.A6:Sheet1.A6" chart:class="chart:bar">
            <chart:error-indicator chart:style-name="ch8" chart:dimension="y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-mixer 1</text:p>
                <draw:g>
                  <svg:desc>Sheet1.B1:Sheet1.D1</svg:desc>
                </draw:g>
              </table:table-cell>
              <table:table-cell office:value-type="string">
                <text:p>V-mixer 2</text:p>
              </table:table-cell>
              <table:table-cell office:value-type="string">
                <text:p>V-mixer 3</text:p>
              </table:table-cell>
            </table:table-row>
          </table:table-header-rows>
          <table:table-rows>
            <table:table-row>
              <table:table-cell office:value-type="string">
                <text:p>Mean</text:p>
                <draw:g>
                  <svg:desc>Sheet1.A6:Sheet1.A6</svg:desc>
                </draw:g>
              </table:table-cell>
              <table:table-cell office:value-type="float" office:value="55">
                <text:p>55</text:p>
                <draw:g>
                  <svg:desc>Sheet1.B6:Sheet1.D6</svg:desc>
                </draw:g>
              </table:table-cell>
              <table:table-cell office:value-type="float" office:value="54">
                <text:p>54</text:p>
              </table:table-cell>
              <table:table-cell office:value-type="float" office:value="54.75">
                <text:p>54.75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2.00041662327293">
                <text:p>2.00041662327293</text:p>
                <draw:g>
                  <svg:desc>Sheet1.B9:Sheet1.D9</svg:desc>
                </draw:g>
              </table:table-cell>
              <table:table-cell office:value-type="float" office:value="2.6235218060208">
                <text:p>2.6235218060208</text:p>
              </table:table-cell>
              <table:table-cell office:value-type="float" office:value="1.28867826344153">
                <text:p>1.28867826344153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2.00041662327293">
                <text:p>2.00041662327293</text:p>
                <draw:g>
                  <svg:desc>Sheet1.B9:Sheet1.D9</svg:desc>
                </draw:g>
              </table:table-cell>
              <table:table-cell office:value-type="float" office:value="2.6235218060208">
                <text:p>2.6235218060208</text:p>
              </table:table-cell>
              <table:table-cell office:value-type="float" office:value="1.28867826344153">
                <text:p>1.288678263441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